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5.999cm" svg:height="8.999cm" svg:x="11.678cm" svg:y="0.925cm">
            <draw:object draw:notify-on-update-of-ranges="out.A1:out.A1 out.A2:out.A7 out.B1:out.B1 out.B2:out.B7 out.A1:out.A1 out.A2:out.A7 out.C1:out.C1 out.C2:out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962292.861622" calcext:value-type="float">
            <text:p>254962292,861622</text:p>
          </table:table-cell>
          <table:table-cell office:value-type="float" office:value="217124260.387919" calcext:value-type="float">
            <text:p>217124260,3879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133568.035805" calcext:value-type="float">
            <text:p>255133568,035805</text:p>
          </table:table-cell>
          <table:table-cell office:value-type="float" office:value="221220212.643063" calcext:value-type="float">
            <text:p>221220212,643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604153.005157" calcext:value-type="float">
            <text:p>255604153,005157</text:p>
          </table:table-cell>
          <table:table-cell office:value-type="float" office:value="218762555.603426" calcext:value-type="float">
            <text:p>218762555,6034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117757.892482" calcext:value-type="float">
            <text:p>255117757,892482</text:p>
          </table:table-cell>
          <table:table-cell office:value-type="float" office:value="220650129.277808" calcext:value-type="float">
            <text:p>220650129,2778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4765477.423117" calcext:value-type="float">
            <text:p>254765477,423117</text:p>
          </table:table-cell>
          <table:table-cell office:value-type="float" office:value="208569938.547788" calcext:value-type="float">
            <text:p>208569938,5477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9797688.851799" calcext:value-type="float">
            <text:p>249797688,851799</text:p>
          </table:table-cell>
          <table:table-cell office:value-type="float" office:value="209590597.463987" calcext:value-type="float">
            <text:p>209590597,463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6T09:40:09.654429512</dc:date>
    <dc:creator>Антон Юрьевич Кушаков</dc:creator>
    <meta:editing-duration>PT2M45S</meta:editing-duration>
    <meta:editing-cycles>1</meta:editing-cycles>
    <meta:document-statistic meta:table-count="1" meta:cell-count="21" meta:object-count="1"/>
    <meta:generator>LibreOffice/7.5.5.2$Linux_X86_64 LibreOffice_project/ca8fe7424262805f223b9a2334bc7181abbcbf5e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4cm" svg:y="3.952cm" style:legend-expansion="high" chart:style-name="ch2"/>
        <chart:plot-area chart:style-name="ch3" table:cell-range-address="out.A1:out.C7" chart:data-source-has-labels="row" svg:x="1.331cm" svg:y="0.18cm" svg:width="12.589cm" svg:height="7.659cm">
          <chart:coordinate-region svg:x="3.249cm" svg:y="0.379cm" svg:width="10.392cm" svg:height="6.813cm"/>
          <chart:axis chart:dimension="x" chart:name="primary-x" chart:style-name="ch4">
            <chart:title svg:x="6.615cm" svg:y="8.019cm" chart:style-name="ch5">
              <text:p>Размер окна</text:p>
            </chart:title>
            <chart:grid chart:style-name="ch6" chart:class="major"/>
          </chart:axis>
          <chart:axis chart:dimension="y" chart:name="primary-y" chart:style-name="ch4">
            <chart:title svg:x="0.451cm" svg:y="4.688cm" chart:style-name="ch7">
              <text:p>Отс./сек.</text:p>
            </chart:title>
            <chart:grid chart:style-name="ch6" chart:class="major"/>
          </chart:axis>
          <chart:series chart:style-name="ch8" chart:values-cell-range-address="out.B2:out.B7" chart:label-cell-address="out.B1:out.B1" chart:class="chart:scatter">
            <chart:domain table:cell-range-address="out.A2:out.A7"/>
            <chart:data-point chart:repeated="6"/>
          </chart:series>
          <chart:series chart:style-name="ch9" chart:values-cell-range-address="out.C2:out.C7" chart:label-cell-address="out.C1:out.C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float</text:p>
                <draw:g>
                  <svg:desc>out.B1:out.B1</svg:desc>
                </draw:g>
              </table:table-cell>
              <table:table-cell office:value-type="string">
                <text:p>double</text:p>
                <draw:g>
                  <svg:desc>out.C1: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out.A2:out.A7</svg:desc>
                </draw:g>
              </table:table-cell>
              <table:table-cell office:value-type="float" office:value="254962292.861622">
                <text:p>254962292.861622</text:p>
                <draw:g>
                  <svg:desc>out.B2:out.B7</svg:desc>
                </draw:g>
              </table:table-cell>
              <table:table-cell office:value-type="float" office:value="217124260.387919">
                <text:p>217124260.387919</text:p>
                <draw:g>
                  <svg:desc>out.C2:out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55133568.035805">
                <text:p>255133568.035805</text:p>
              </table:table-cell>
              <table:table-cell office:value-type="float" office:value="221220212.643063">
                <text:p>221220212.643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55604153.005157">
                <text:p>255604153.005157</text:p>
              </table:table-cell>
              <table:table-cell office:value-type="float" office:value="218762555.603426">
                <text:p>218762555.603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55117757.892482">
                <text:p>255117757.892482</text:p>
              </table:table-cell>
              <table:table-cell office:value-type="float" office:value="220650129.277808">
                <text:p>220650129.277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54765477.423117">
                <text:p>254765477.423117</text:p>
              </table:table-cell>
              <table:table-cell office:value-type="float" office:value="208569938.547788">
                <text:p>208569938.547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249797688.851799">
                <text:p>249797688.851799</text:p>
              </table:table-cell>
              <table:table-cell office:value-type="float" office:value="209590597.463987">
                <text:p>209590597.463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ca8fe7424262805f223b9a2334bc7181abbcbf5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